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d365" officeooo:paragraph-rsid="0018d365"/>
    </style:style>
    <style:style style:name="P2" style:family="paragraph" style:parent-style-name="Standard">
      <style:text-properties officeooo:rsid="001a8d30" officeooo:paragraph-rsid="001a8d30"/>
    </style:style>
    <style:style style:name="P3" style:family="paragraph" style:parent-style-name="Standard">
      <style:text-properties officeooo:rsid="001ac930" officeooo:paragraph-rsid="001ac930"/>
    </style:style>
    <style:style style:name="P4" style:family="paragraph" style:parent-style-name="Standard">
      <style:text-properties officeooo:rsid="001c6062" officeooo:paragraph-rsid="001c6062"/>
    </style:style>
    <style:style style:name="P5" style:family="paragraph" style:parent-style-name="Standard">
      <style:text-properties officeooo:rsid="001e2a46" officeooo:paragraph-rsid="001e2a46"/>
    </style:style>
    <style:style style:name="P6" style:family="paragraph" style:parent-style-name="Standard">
      <style:text-properties officeooo:rsid="00208381" officeooo:paragraph-rsid="00208381"/>
    </style:style>
    <style:style style:name="P7" style:family="paragraph" style:parent-style-name="Standard">
      <style:text-properties officeooo:rsid="0021e7c2" officeooo:paragraph-rsid="0021e7c2"/>
    </style:style>
    <style:style style:name="P8" style:family="paragraph" style:parent-style-name="Standard">
      <style:text-properties officeooo:rsid="00233103" officeooo:paragraph-rsid="00233103"/>
    </style:style>
    <style:style style:name="P9" style:family="paragraph" style:parent-style-name="Standard">
      <style:text-properties officeooo:rsid="0024d246" officeooo:paragraph-rsid="0024d246"/>
    </style:style>
    <style:style style:name="P10" style:family="paragraph" style:parent-style-name="Standard">
      <style:text-properties officeooo:rsid="0027a9cd" officeooo:paragraph-rsid="0027a9cd"/>
    </style:style>
    <style:style style:name="P11" style:family="paragraph" style:parent-style-name="Standard">
      <style:text-properties officeooo:rsid="002af519" officeooo:paragraph-rsid="002af519"/>
    </style:style>
    <style:style style:name="P12" style:family="paragraph" style:parent-style-name="Standard">
      <style:text-properties officeooo:rsid="002b34df" officeooo:paragraph-rsid="002b34df"/>
    </style:style>
    <style:style style:name="P13" style:family="paragraph" style:parent-style-name="Standard">
      <style:text-properties officeooo:rsid="002d0feb" officeooo:paragraph-rsid="002d0feb"/>
    </style:style>
    <style:style style:name="P14" style:family="paragraph" style:parent-style-name="Standard">
      <style:text-properties officeooo:rsid="003009f5" officeooo:paragraph-rsid="003009f5"/>
    </style:style>
    <style:style style:name="P15" style:family="paragraph" style:parent-style-name="Standard">
      <style:text-properties fo:font-weight="bold" officeooo:rsid="0018d365" officeooo:paragraph-rsid="0018d365" style:font-weight-asian="bold" style:font-weight-complex="bold"/>
    </style:style>
    <style:style style:name="P16" style:family="paragraph" style:parent-style-name="Standard">
      <style:text-properties fo:font-weight="bold" officeooo:rsid="003009f5" officeooo:paragraph-rsid="003009f5" style:font-weight-asian="bold" style:font-weight-complex="bold"/>
    </style:style>
    <style:style style:name="P17" style:family="paragraph" style:parent-style-name="Standard">
      <style:text-properties fo:font-weight="bold" officeooo:rsid="0034db50" officeooo:paragraph-rsid="0034db50" style:font-weight-asian="bold" style:font-weight-complex="bold"/>
    </style:style>
    <style:style style:name="P18" style:family="paragraph" style:parent-style-name="Standard">
      <style:text-properties fo:font-weight="bold" officeooo:rsid="0034db50" officeooo:paragraph-rsid="00384f45" style:font-weight-asian="bold" style:font-weight-complex="bold"/>
    </style:style>
    <style:style style:name="P19" style:family="paragraph" style:parent-style-name="Standard">
      <style:text-properties fo:font-weight="bold" officeooo:rsid="0034db50" officeooo:paragraph-rsid="0039739f" style:font-weight-asian="bold" style:font-weight-complex="bold"/>
    </style:style>
    <style:style style:name="P20" style:family="paragraph" style:parent-style-name="Standard">
      <style:text-properties fo:font-weight="bold" officeooo:rsid="0034db50" officeooo:paragraph-rsid="003af9ba" style:font-weight-asian="bold" style:font-weight-complex="bold"/>
    </style:style>
    <style:style style:name="P21" style:family="paragraph" style:parent-style-name="Standard">
      <style:text-properties fo:font-weight="bold" officeooo:rsid="003f0305" officeooo:paragraph-rsid="003f0305" style:font-weight-asian="bold" style:font-weight-complex="bold"/>
    </style:style>
    <style:style style:name="P22" style:family="paragraph" style:parent-style-name="Standard">
      <style:text-properties fo:font-weight="bold" officeooo:rsid="0041409c" officeooo:paragraph-rsid="0041409c" style:font-weight-asian="bold" style:font-weight-complex="bold"/>
    </style:style>
    <style:style style:name="P23" style:family="paragraph" style:parent-style-name="Standard">
      <style:text-properties fo:font-weight="bold" officeooo:rsid="0043bd13" officeooo:paragraph-rsid="0044993f" style:font-weight-asian="bold" style:font-weight-complex="bold"/>
    </style:style>
    <style:style style:name="P24" style:family="paragraph" style:parent-style-name="Standard">
      <style:text-properties fo:font-weight="bold" officeooo:rsid="0043bd13" officeooo:paragraph-rsid="00460200" style:font-weight-asian="bold" style:font-weight-complex="bold"/>
    </style:style>
    <style:style style:name="P25" style:family="paragraph" style:parent-style-name="Standard">
      <style:text-properties fo:font-weight="bold" officeooo:rsid="00460200" officeooo:paragraph-rsid="00460200" style:font-weight-asian="bold" style:font-weight-complex="bold"/>
    </style:style>
    <style:style style:name="P26" style:family="paragraph" style:parent-style-name="Standard">
      <style:text-properties officeooo:rsid="0034db50" officeooo:paragraph-rsid="0034db50"/>
    </style:style>
    <style:style style:name="P27" style:family="paragraph" style:parent-style-name="Standard">
      <style:text-properties fo:font-style="normal" fo:font-weight="bold" officeooo:rsid="00476284" officeooo:paragraph-rsid="00476284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weight="normal" officeooo:rsid="00476284" officeooo:paragraph-rsid="00476284" style:font-weight-asian="normal" style:font-weight-complex="normal"/>
    </style:style>
    <style:style style:name="P29" style:family="paragraph" style:parent-style-name="Standard">
      <style:text-properties fo:font-weight="normal" officeooo:rsid="00366974" officeooo:paragraph-rsid="0034db50" style:font-weight-asian="normal" style:font-weight-complex="normal"/>
    </style:style>
    <style:style style:name="P30" style:family="paragraph" style:parent-style-name="Standard">
      <style:text-properties fo:font-weight="normal" officeooo:rsid="00366974" officeooo:paragraph-rsid="00366974" style:font-weight-asian="normal" style:font-weight-complex="normal"/>
    </style:style>
    <style:style style:name="P31" style:family="paragraph" style:parent-style-name="Standard">
      <style:text-properties fo:font-weight="normal" officeooo:rsid="0039739f" officeooo:paragraph-rsid="0039739f" style:font-weight-asian="normal" style:font-weight-complex="normal"/>
    </style:style>
    <style:style style:name="P32" style:family="paragraph" style:parent-style-name="Standard">
      <style:text-properties fo:font-weight="normal" officeooo:rsid="003ab97e" officeooo:paragraph-rsid="003ab97e" style:font-weight-asian="normal" style:font-weight-complex="normal"/>
    </style:style>
    <style:style style:name="P33" style:family="paragraph" style:parent-style-name="Standard">
      <style:text-properties fo:font-weight="normal" officeooo:rsid="003af9ba" officeooo:paragraph-rsid="003af9ba" style:font-weight-asian="normal" style:font-weight-complex="normal"/>
    </style:style>
    <style:style style:name="P34" style:family="paragraph" style:parent-style-name="Standard">
      <style:text-properties fo:font-weight="normal" officeooo:rsid="00460200" officeooo:paragraph-rsid="00460200" style:font-weight-asian="normal" style:font-weight-complex="normal"/>
    </style:style>
    <style:style style:name="P35" style:family="paragraph" style:parent-style-name="Standard">
      <style:text-properties fo:font-weight="normal" officeooo:rsid="003f0305" officeooo:paragraph-rsid="003f0305" style:font-weight-asian="normal" style:font-weight-complex="normal"/>
    </style:style>
    <style:style style:name="P36" style:family="paragraph" style:parent-style-name="Standard">
      <style:text-properties fo:color="#000000" fo:font-size="8pt" fo:font-weight="normal" officeooo:rsid="00476284" officeooo:paragraph-rsid="00476284" fo:background-color="transparent" style:font-size-asian="8pt" style:font-weight-asian="normal" style:font-size-complex="8pt" style:font-weight-complex="normal"/>
    </style:style>
    <style:style style:name="P37" style:family="paragraph" style:parent-style-name="Standard">
      <style:text-properties officeooo:rsid="00476284" officeooo:paragraph-rsid="00476284"/>
    </style:style>
    <style:style style:name="P38" style:family="paragraph" style:parent-style-name="Standard">
      <style:text-properties officeooo:rsid="00476284" officeooo:paragraph-rsid="00476284" fo:background-color="#cccccc"/>
    </style:style>
    <style:style style:name="P39" style:family="paragraph" style:parent-style-name="Standard">
      <style:text-properties officeooo:rsid="0049f916" officeooo:paragraph-rsid="0049f916" fo:background-color="#cccccc"/>
    </style:style>
    <style:style style:name="P40" style:family="paragraph" style:parent-style-name="Standard">
      <style:text-properties fo:font-size="8pt" officeooo:rsid="0049f916" officeooo:paragraph-rsid="0049f916" fo:background-color="#cccccc" style:font-size-asian="8pt" style:font-size-complex="8pt"/>
    </style:style>
    <style:style style:name="P41" style:family="paragraph" style:parent-style-name="Standard">
      <style:text-properties fo:font-size="8pt" officeooo:rsid="004b1119" officeooo:paragraph-rsid="004b1119" fo:background-color="transparent" style:font-size-asian="8pt" style:font-size-complex="8pt"/>
    </style:style>
    <style:style style:name="P42" style:family="paragraph" style:parent-style-name="Standard">
      <style:text-properties fo:font-size="8pt" officeooo:rsid="00476284" officeooo:paragraph-rsid="00476284" fo:background-color="transparent" style:font-size-asian="8pt" style:font-size-complex="8pt"/>
    </style:style>
    <style:style style:name="P43" style:family="paragraph" style:parent-style-name="Standard">
      <style:text-properties fo:font-size="8pt" officeooo:rsid="0049f916" officeooo:paragraph-rsid="0049f916" fo:background-color="transparent" style:font-size-asian="8pt" style:font-size-complex="8pt"/>
    </style:style>
    <style:style style:name="P44" style:family="paragraph" style:parent-style-name="Standard">
      <style:text-properties fo:font-size="8pt" officeooo:rsid="004b1119" officeooo:paragraph-rsid="004b1119" fo:background-color="#dddddd" style:font-size-asian="8pt" style:font-size-complex="8pt"/>
    </style:style>
    <style:style style:name="P45" style:family="paragraph" style:parent-style-name="Standard">
      <style:text-properties officeooo:rsid="0049f916" officeooo:paragraph-rsid="0049f916" fo:background-color="transparent"/>
    </style:style>
    <style:style style:name="P46" style:family="paragraph" style:parent-style-name="Standard">
      <style:text-properties officeooo:rsid="00476284" officeooo:paragraph-rsid="00476284" fo:background-color="transparent"/>
    </style:style>
    <style:style style:name="P47" style:family="paragraph" style:parent-style-name="Standard">
      <style:text-properties fo:font-size="12pt" officeooo:rsid="004b1119" officeooo:paragraph-rsid="004b1119" fo:background-color="transparent" style:font-size-asian="10.5pt" style:font-size-complex="12pt"/>
    </style:style>
    <style:style style:name="P48" style:family="paragraph" style:parent-style-name="Standard">
      <style:text-properties fo:font-style="italic" fo:font-weight="normal" officeooo:rsid="00460200" officeooo:paragraph-rsid="00460200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ize="7pt" officeooo:rsid="004b1119" officeooo:paragraph-rsid="004b1119" fo:background-color="transparent" style:font-size-asian="7pt" style:font-size-complex="7pt"/>
    </style:style>
    <style:style style:name="P50" style:family="paragraph" style:parent-style-name="Preformatted_20_Text">
      <style:text-properties officeooo:rsid="001c6062" officeooo:paragraph-rsid="001c6062"/>
    </style:style>
    <style:style style:name="P51" style:family="paragraph" style:parent-style-name="Preformatted_20_Text">
      <style:paragraph-properties fo:margin-top="0cm" fo:margin-bottom="0.499cm" loext:contextual-spacing="false"/>
    </style:style>
    <style:style style:name="P52" style:family="paragraph" style:parent-style-name="Standard">
      <style:text-properties fo:font-size="7pt" officeooo:rsid="004b1119" officeooo:paragraph-rsid="004b1119" fo:background-color="transparent" style:font-size-asian="7pt" style:font-size-complex="7pt"/>
    </style:style>
    <style:style style:name="T1" style:family="text">
      <style:text-properties officeooo:rsid="001fc84a"/>
    </style:style>
    <style:style style:name="T2" style:family="text">
      <style:text-properties officeooo:rsid="0027c6d1"/>
    </style:style>
    <style:style style:name="T3" style:family="text">
      <style:text-properties officeooo:rsid="002c8f2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66974" style:font-weight-asian="normal" style:font-weight-complex="normal"/>
    </style:style>
    <style:style style:name="T6" style:family="text">
      <style:text-properties fo:font-weight="normal" officeooo:rsid="00379814" style:font-weight-asian="normal" style:font-weight-complex="normal"/>
    </style:style>
    <style:style style:name="T7" style:family="text">
      <style:text-properties fo:font-weight="normal" officeooo:rsid="00384f45" style:font-weight-asian="normal" style:font-weight-complex="normal"/>
    </style:style>
    <style:style style:name="T8" style:family="text">
      <style:text-properties fo:font-weight="normal" officeooo:rsid="0039739f" style:font-weight-asian="normal" style:font-weight-complex="normal"/>
    </style:style>
    <style:style style:name="T9" style:family="text">
      <style:text-properties fo:font-weight="normal" officeooo:rsid="003af9ba" style:font-weight-asian="normal" style:font-weight-complex="normal"/>
    </style:style>
    <style:style style:name="T10" style:family="text">
      <style:text-properties fo:font-weight="normal" officeooo:rsid="00407d77" style:font-weight-asian="normal" style:font-weight-complex="normal"/>
    </style:style>
    <style:style style:name="T11" style:family="text">
      <style:text-properties fo:font-weight="normal" officeooo:rsid="00431658" style:font-weight-asian="normal" style:font-weight-complex="normal"/>
    </style:style>
    <style:style style:name="T12" style:family="text">
      <style:text-properties fo:font-weight="normal" officeooo:rsid="0043bd13" style:font-weight-asian="normal" style:font-weight-complex="normal"/>
    </style:style>
    <style:style style:name="T13" style:family="text">
      <style:text-properties fo:font-weight="normal" officeooo:rsid="0044993f" style:font-weight-asian="normal" style:font-weight-complex="normal"/>
    </style:style>
    <style:style style:name="T14" style:family="text">
      <style:text-properties fo:font-weight="normal" officeooo:rsid="00460200" style:font-weight-asian="normal" style:font-weight-complex="normal"/>
    </style:style>
    <style:style style:name="T15" style:family="text">
      <style:text-properties fo:font-weight="normal" fo:background-color="#cccccc" loext:char-shading-value="0" style:font-weight-asian="normal" style:font-weight-complex="normal"/>
    </style:style>
    <style:style style:name="T16" style:family="text">
      <style:text-properties fo:font-weight="normal" officeooo:rsid="00407d77" fo:background-color="#cccccc" loext:char-shading-value="0" style:font-weight-asian="normal" style:font-weight-complex="normal"/>
    </style:style>
    <style:style style:name="T17" style:family="text">
      <style:text-properties fo:font-weight="normal" officeooo:rsid="0044993f" fo:background-color="#cccccc" loext:char-shading-value="0" style:font-weight-asian="normal" style:font-weight-complex="normal"/>
    </style:style>
    <style:style style:name="T18" style:family="text">
      <style:text-properties officeooo:rsid="003af9ba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60200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TM_Vigenere</text:p>
      <text:p text:style-name="P1"/>
      <text:p text:style-name="P2"><text:tab/>Program ATM_Viegenere to program służący do szyfrowania i deszyfrowania plików tekstowych z wykorzystaniem algorytmu Viegenere’a. </text:p>
      <text:p text:style-name="P2"/>
      <text:p text:style-name="P16">Wprowadzenie do algorytmu Viegenere</text:p>
      <text:p text:style-name="P14"/>
      <text:p text:style-name="P3"><text:tab/>Algorytm Viegenere’a to jeden z klasycznych algorytmów szyfrujących. Jego działanie jest oparte na tablicy określanej nazwą tabulaRecta.</text:p>
      <text:p text:style-name="P3"/>
      <text:p text:style-name="P4">tabulaRecta:</text:p>
      <text:p text:style-name="P50">A B C D E F G H I J K L M N O P Q R S T U V W X Y Z</text:p>
      <text:p text:style-name="Preformatted_20_Text">B C D E F G H I J K L M N O P Q R S T U V W X Y Z A</text:p>
      <text:p text:style-name="Preformatted_20_Text">C D E F G H I J K L M N O P Q R S T U V W X Y Z A B</text:p>
      <text:p text:style-name="Preformatted_20_Text">D E F G H I J K L M N O P Q R S T U V W X Y Z A B C</text:p>
      <text:p text:style-name="Preformatted_20_Text">E F G H I J K L M N O P Q R S T U V W X Y Z A B C D</text:p>
      <text:p text:style-name="Preformatted_20_Text">F G H I J K L M N O P Q R S T U V W X Y Z A B C D E</text:p>
      <text:p text:style-name="Preformatted_20_Text">G H I J K L M N O P Q R S T U V W X Y Z A B C D E F</text:p>
      <text:p text:style-name="Preformatted_20_Text">H I J K L M N O P Q R S T U V W X Y Z A B C D E F G</text:p>
      <text:p text:style-name="Preformatted_20_Text">I J K L M N O P Q R S T U V W X Y Z A B C D E F G H</text:p>
      <text:p text:style-name="Preformatted_20_Text">J K L M N O P Q R S T U V W X Y Z A B C D E F G H I</text:p>
      <text:p text:style-name="Preformatted_20_Text">K L M N O P Q R S T U V W X Y Z A B C D E F G H I J</text:p>
      <text:p text:style-name="Preformatted_20_Text">L M N O P Q R S T U V W X Y Z A B C D E F G H I J K</text:p>
      <text:p text:style-name="Preformatted_20_Text">M N O P Q R S T U V W X Y Z A B C D E F G H I J K L</text:p>
      <text:p text:style-name="Preformatted_20_Text">N O P Q R S T U V W X Y Z A B C D E F G H I J K L M</text:p>
      <text:p text:style-name="Preformatted_20_Text">O P Q R S T U V W X Y Z A B C D E F G H I J K L M N</text:p>
      <text:p text:style-name="Preformatted_20_Text">P Q R S T U V W X Y Z A B C D E F G H I J K L M N O</text:p>
      <text:p text:style-name="Preformatted_20_Text">Q R S T U V W X Y Z A B C D E F G H I J K L M N O P</text:p>
      <text:p text:style-name="Preformatted_20_Text">R S T U V W X Y Z A B C D E F G H I J K L M N O P Q</text:p>
      <text:p text:style-name="Preformatted_20_Text">S T U V W X Y Z A B C D E F G H I J K L M N O P Q R</text:p>
      <text:p text:style-name="Preformatted_20_Text">T U V W X Y Z A B C D E F G H I J K L M N O P Q R S</text:p>
      <text:p text:style-name="Preformatted_20_Text">U V W X Y Z A B C D E F G H I J K L M N O P Q R S T</text:p>
      <text:p text:style-name="Preformatted_20_Text">V W X Y Z A B C D E F G H I J K L M N O P Q R S T U</text:p>
      <text:p text:style-name="Preformatted_20_Text">W X Y Z A B C D E F G H I J K L M N O P Q R S T U V</text:p>
      <text:p text:style-name="Preformatted_20_Text">X Y Z A B C D E F G H I J K L M N O P Q R S T U V W</text:p>
      <text:p text:style-name="Preformatted_20_Text">Y Z A B C D E F G H I J K L M N O P Q R S T U V W X</text:p>
      <text:p text:style-name="P51">Z A B C D E F G H I J K L M N O P Q R S T U V W X Y</text:p>
      <text:p text:style-name="P5">Każdy wiersz <text:span text:style-name="T1">tablicy odpowiada szyfrowi Cezara, przy czym w pierwszym wierszu przesunięcie wynosi 0, w drugim 1 itd.</text:span></text:p>
      <text:p text:style-name="P5"/>
      <text:p text:style-name="P6">Aby zaszyfrować tekst potrzebne jest słowo kluczowe. Słowo kluczowe jest tajne i mówi z którego wiersza (lub kolumny) należy w danym momencie skorzystać. </text:p>
      <text:p text:style-name="P6"/>
      <text:p text:style-name="P7">Załóżmy, że chcemy zaszyfrować następujący tekst:</text:p>
      <text:p text:style-name="P8">TO JEST BARDZO TAJNY TEKST</text:p>
      <text:p text:style-name="P8"/>
      <text:p text:style-name="P8">Do tego użyjemy znanego tylko nam słowa kluczowego np. KLUCZ</text:p>
      <text:p text:style-name="P9">Słowo to jest krótsze niż niż tekst to zaszyfrowania więc używamy jego wielokrotności:</text:p>
      <text:p text:style-name="P9">TO JEST BARDZO TAJNY TEKST</text:p>
      <text:p text:style-name="P9">KL UCZK LUCZKL UCZKL UCZKL</text:p>
      <text:p text:style-name="P9"/>
      <text:p text:style-name="P10">Następnie wykonujemy szyfrowanie w następujący sposób: litera <text:span text:style-name="T2">szyfrogramu odpowiada literzez tabeli znajdującej się na przecięciu wiersza, wyznaczonego przez literę tekstu jawnego i kolumny wyznaczonej przez literę słowa kluczowego, np. „T” i „K” daje „D”, „O” i „L” daje „Z” itd.</text:span></text:p>
      <text:p text:style-name="P11">W efekcie otrzymujemy zaszyfrowany tekst:</text:p>
      <text:p text:style-name="P11">DZ DGRD MUTCJZ NCIXJ NGJCE </text:p>
      <text:p text:style-name="P11"><text:soft-page-break/></text:p>
      <text:p text:style-name="P12">Odszyfrowanie <text:s/>przebiega bardzo podobnie. <text:span text:style-name="T3">Bierzemy kolejne litery szyfrogramu oraz odpowiadające im litery słowa kluczowego (podobnie jak przy szyfrowaniu). Wybieramy kolumnę (w tabulaRecta) odpowiadającą literze słowa kluczowego. Następnie w tej kolumnie szukamy litery szyfrogramu. Numer wiersza odpowiadający znalezionej literze jest numerem litery tekstu jawnego. </text:span></text:p>
      <text:p text:style-name="P13">np. </text:p>
      <text:p text:style-name="P13">DZ DGRD MUTCJZ NCIXJ NGJCE</text:p>
      <text:p text:style-name="P13">KL UCZK LUCZKL UCZKL UCZKL <text:s text:c="4"/></text:p>
      <text:p text:style-name="P13">TO JEST BARDZO TAJNY TEKST</text:p>
      <text:p text:style-name="P13"/>
      <text:p text:style-name="P17">Opis użytkowania programu</text:p>
      <text:p text:style-name="P17"/>
      <text:p text:style-name="P29"><text:tab/>ATM_Viegenere wykorzystuje sześć znaczników które podajemy w terminalu. Musimy również podać nazwę pliku wejściowego i pliku wyjściowego.</text:p>
      <text:p text:style-name="P30">-e =&gt; oznacza, że program będzie wykorzystywany w trybie szyfrowania</text:p>
      <text:p text:style-name="P30">-d =&gt; oznacza, że program będzie wykorzystywany w trybie deszyfrowania</text:p>
      <text:p text:style-name="P30">-f =&gt; jest to znacznik po którym podajemy plik wejściowy (z tekstem zaszyfrowanym dla -d i z <text:tab/>tekstem jawnym dla -e)</text:p>
      <text:p text:style-name="P30">-o =&gt; jest to znacznik po którym podajemy plik wyjściowy (z tekstem zaszyfrowanym dla -e i z</text:p>
      <text:p text:style-name="P30"><text:tab/>tekstem jawnym dla -d)</text:p>
      <text:p text:style-name="P18"><text:span text:style-name="T5">-</text:span><text:span text:style-name="T6">k =&gt; jest to znacznik </text:span><text:span text:style-name="T7">po którym podajemy tekst klucza (dużymi bądź małymi literami)</text:span></text:p>
      <text:p text:style-name="P19"><text:span text:style-name="T7">-a =&gt; tryb kryptoanalizy. Program wyświetla tabulaRecta </text:span><text:span text:style-name="T8">dzięki czemu możemy wizualnie <text:tab/>kontrolować prawidłowość szyfrowania/deszyfrowania programu.</text:span></text:p>
      <text:p text:style-name="P31"/>
      <text:p text:style-name="P32">Znacznik -p wyświetla pomoc.</text:p>
      <text:p text:style-name="P32"/>
      <text:p text:style-name="P33">Przykładowa komenda dla szyfrowania:</text:p>
      <text:p text:style-name="P33">./ATM_Vigenere -e -f plikZTekstemJawnym.txt -o plikZZaszyfrowanymTekstem.txt -k klucz</text:p>
      <text:p text:style-name="P33"/>
      <text:p text:style-name="P33">Przykładowa komenda dla deszyfrowania:</text:p>
      <text:p text:style-name="P33">./ATM_Vigenere -d -f plikZZaszyfrowanymTekstem.txt -o plikZTekstemJawnym.txt -k klucz</text:p>
      <text:p text:style-name="P33"/>
      <text:p text:style-name="P21"><text:span text:style-name="T18">O</text:span>pis budowy programu</text:p>
      <text:p text:style-name="P21"/>
      <text:p text:style-name="P21"><text:tab/><text:span text:style-name="T10">Program został podzielony na 5 plików. </text:span></text:p>
      <text:p text:style-name="P22"><text:span text:style-name="T16">A</text:span><text:span text:style-name="T15">TM_Viegenere.c </text:span><text:span text:style-name="T4">=&gt; to program </text:span><text:span text:style-name="T11">rozruchowy wykorzystujący funkcje z pozostałych plików. <text:tab/>Zawiera „logikę” znaczników, funkcję wyświetlającą pomoc i wywołuje fukcję </text:span><text:span text:style-name="T12">silnika <text:tab/>szyfrującego</text:span></text:p>
      <text:p text:style-name="P23"><text:span text:style-name="T15">tabulaRecta.h </text:span><text:span text:style-name="T4">=&gt; plik nagłówkowy </text:span><text:span text:style-name="T13">zawierający </text:span><text:span text:style-name="T14">prototyp </text:span><text:span text:style-name="T13">funkcj</text:span><text:span text:style-name="T14">i</text:span><text:span text:style-name="T13"> generując</text:span><text:span text:style-name="T14">ej</text:span><text:span text:style-name="T13"> tablicę tabulaRecta i <text:tab/></text:span><text:span text:style-name="T14">prototyp </text:span><text:span text:style-name="T13">funkcj</text:span><text:span text:style-name="T14">i </text:span><text:span text:style-name="T13">wyświetlając</text:span><text:span text:style-name="T14">ej</text:span><text:span text:style-name="T13"> tabulaRecta</text:span></text:p>
      <text:p text:style-name="P23"><text:span text:style-name="T17">tabulaRecta.c</text:span><text:span text:style-name="T13"> =&gt; plik implementujący generację tabulaRecta i wyświetlania tabulaRecta</text:span></text:p>
      <text:p text:style-name="P24"><text:span text:style-name="T17">silnikSzyfrujacy.h </text:span><text:span text:style-name="T14">=&gt; plik nagłówkowy zawierający prototypy trzech funkcji:</text:span></text:p>
      <text:p text:style-name="P24"><text:span text:style-name="T14"><text:tab/>- podfunkcja </text:span><text:span text:style-name="T20">szyfrowanie</text:span></text:p>
      <text:p text:style-name="P24"><text:span text:style-name="T14"><text:tab/>- podfunkcja </text:span><text:span text:style-name="T20">deszyfrowanie</text:span></text:p>
      <text:p text:style-name="P24"><text:span text:style-name="T14"><text:tab/>- funkcja agregująca dwie powyższe </text:span><text:span text:style-name="T20">silnikSzyfrujący</text:span></text:p>
      <text:p text:style-name="P25"><text:span text:style-name="T15">silnikSzyfrujący.c</text:span><text:span text:style-name="T4"> =&gt; implementacja funkcji </text:span><text:span text:style-name="T19">szyfrowanie</text:span><text:span text:style-name="T4">, </text:span><text:span text:style-name="T19">deszyfrowanie</text:span><text:span text:style-name="T4"> i </text:span><text:span text:style-name="T19">silnikSzyfrujący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27"><text:soft-page-break/>Listingi plików</text:p>
      <text:p text:style-name="P25"/>
      <text:p text:style-name="P28">(ATM_Viegenere.c)</text:p>
      <text:p text:style-name="P28"/>
      <text:p text:style-name="P36">#include &lt;stdio.h&gt;</text:p>
      <text:p text:style-name="P36">#include &lt;stdlib.h&gt;</text:p>
      <text:p text:style-name="P36">#include &lt;string.h&gt;</text:p>
      <text:p text:style-name="P36">#include "tabulaRecta.h"</text:p>
      <text:p text:style-name="P36">#include "silnikSzyfrujacy.h"</text:p>
      <text:p text:style-name="P36"/>
      <text:p text:style-name="P36">void pomoc()</text:p>
      <text:p text:style-name="P36">{</text:p>
      <text:p text:style-name="P36"><text:s text:c="4"/>printf("Szyfr Vigenere.\n");</text:p>
      <text:p text:style-name="P36"><text:s text:c="4"/>printf("-f =&gt; plik wejściowy\n");</text:p>
      <text:p text:style-name="P36"><text:s text:c="4"/>printf("-o =&gt; plik wyjściowy\n");</text:p>
      <text:p text:style-name="P36"><text:s text:c="4"/>printf("-e =&gt; szyfrowanie\n");</text:p>
      <text:p text:style-name="P36"><text:s text:c="4"/>printf("-d =&gt; deszyfrowanie\n");</text:p>
      <text:p text:style-name="P36"><text:s text:c="4"/>printf("-k =&gt; klucz\n");</text:p>
      <text:p text:style-name="P36"><text:s text:c="4"/>printf("-a =&gt; kryptoanaliza\n");</text:p>
      <text:p text:style-name="P36"><text:s text:c="4"/>printf("-p =&gt; pomoc");</text:p>
      <text:p text:style-name="P36"/>
      <text:p text:style-name="P36">}</text:p>
      <text:p text:style-name="P36"/>
      <text:p text:style-name="P36">int main(int argc, char **argv)</text:p>
      <text:p text:style-name="P36">{</text:p>
      <text:p text:style-name="P36"><text:s text:c="4"/>char operacja = '0';</text:p>
      <text:p text:style-name="P36"><text:s text:c="4"/>char nazwaPlikuWejsciowego[50];</text:p>
      <text:p text:style-name="P36"><text:s text:c="4"/>char nazwaPlikuWyjsciowego[50];</text:p>
      <text:p text:style-name="P36"><text:s text:c="4"/>char klucz[100] = "0";</text:p>
      <text:p text:style-name="P36"><text:s text:c="4"/>char kryptoanaliza = '0';</text:p>
      <text:p text:style-name="P36"><text:s text:c="4"/>for (int i=0; i&lt;argc; i++)</text:p>
      <text:p text:style-name="P36"><text:s text:c="4"/>{</text:p>
      <text:p text:style-name="P36"><text:s text:c="8"/>if (strcmp(argv[i], "-d") == 0)</text:p>
      <text:p text:style-name="P36"><text:s text:c="8"/>{</text:p>
      <text:p text:style-name="P36"><text:s text:c="12"/>operacja='d';</text:p>
      <text:p text:style-name="P36"><text:s text:c="8"/>}</text:p>
      <text:p text:style-name="P36"><text:s text:c="8"/>if (strcmp(argv[i], "-e") == 0)</text:p>
      <text:p text:style-name="P36"><text:s text:c="8"/>{</text:p>
      <text:p text:style-name="P36"><text:s text:c="12"/>operacja='e';</text:p>
      <text:p text:style-name="P36"><text:s text:c="8"/>}</text:p>
      <text:p text:style-name="P36"><text:s text:c="8"/>if (strcmp(argv[i], "-f") == 0)</text:p>
      <text:p text:style-name="P36"><text:s text:c="8"/>{</text:p>
      <text:p text:style-name="P36"><text:s text:c="12"/>strcpy(nazwaPlikuWejsciowego, argv[i+1]);</text:p>
      <text:p text:style-name="P36"><text:s text:c="8"/>}</text:p>
      <text:p text:style-name="P36"><text:s text:c="8"/>if (strcmp(argv[i], "-o") == 0)</text:p>
      <text:p text:style-name="P36"><text:s text:c="8"/>{</text:p>
      <text:p text:style-name="P36"><text:s text:c="12"/>strcpy(nazwaPlikuWyjsciowego, argv[i+1]);</text:p>
      <text:p text:style-name="P36"><text:s text:c="8"/>}</text:p>
      <text:p text:style-name="P36"><text:s text:c="8"/>if (strcmp(argv[i], "-k") == 0)</text:p>
      <text:p text:style-name="P36"><text:s text:c="8"/>{</text:p>
      <text:p text:style-name="P36"><text:s text:c="12"/>strcpy(klucz, argv[i+1]);</text:p>
      <text:p text:style-name="P36"><text:s text:c="8"/>}</text:p>
      <text:p text:style-name="P36"><text:s text:c="8"/>if (strcmp(argv[i], "-a") == 0)</text:p>
      <text:p text:style-name="P36"><text:s text:c="8"/>{</text:p>
      <text:p text:style-name="P36"><text:s text:c="12"/>kryptoanaliza='1';</text:p>
      <text:p text:style-name="P36"><text:s text:c="8"/>}</text:p>
      <text:p text:style-name="P36"><text:s text:c="8"/>if (strcmp(argv[i], "-p") == 0)</text:p>
      <text:p text:style-name="P36"><text:s text:c="8"/>{</text:p>
      <text:p text:style-name="P36"><text:s text:c="12"/>pomoc();</text:p>
      <text:p text:style-name="P36"><text:s text:c="8"/>}</text:p>
      <text:p text:style-name="P36"><text:s text:c="8"/>//printf("%s\n", argv[i]);</text:p>
      <text:p text:style-name="P36"><text:s text:c="4"/>}</text:p>
      <text:p text:style-name="P36"/>
      <text:p text:style-name="P36"><text:s text:c="4"/>silnikSzyfrujacy(operacja, nazwaPlikuWejsciowego, nazwaPlikuWyjsciowego, klucz, kryptoanaliza);</text:p>
      <text:p text:style-name="P36"><text:s text:c="4"/>return 0;</text:p>
      <text:p text:style-name="P36">}</text:p>
      <text:p text:style-name="P34"/>
      <text:p text:style-name="P24"><text:span text:style-name="T14"><text:s/></text:span><text:span text:style-name="T4"><text:s text:c="2"/></text:span></text:p>
      <text:p text:style-name="P35"/>
      <text:p text:style-name="P20"><text:span text:style-name="T9"><text:s/></text:span><text:span text:style-name="T5"><text:s/></text:span></text:p>
      <text:p text:style-name="P26"/>
      <text:p text:style-name="P13"/>
      <text:p text:style-name="P13"/>
      <text:p text:style-name="P37"><text:soft-page-break/>(tabulaRecta.h)</text:p>
      <text:p text:style-name="P37"/>
      <text:p text:style-name="P42">#include &lt;stdio.h&gt;</text:p>
      <text:p text:style-name="P42">#include &lt;stdlib.h&gt;</text:p>
      <text:p text:style-name="P42">#include &lt;string.h&gt;</text:p>
      <text:p text:style-name="P42"/>
      <text:p text:style-name="P42">#define MAX_ROWS 26</text:p>
      <text:p text:style-name="P42">#define MAX_COLS 26</text:p>
      <text:p text:style-name="P42"/>
      <text:p text:style-name="P42">void generujTabulaRecta(char tabulaRecta[MAX_ROWS][MAX_COLS]);</text:p>
      <text:p text:style-name="P42"/>
      <text:p text:style-name="P42">void wyswietlTabulaRecta(char tabulaRecta[MAX_ROWS][MAX_COLS]);</text:p>
      <text:p text:style-name="P4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<text:soft-page-break/>(tabulaRecta.c)</text:p>
      <text:p text:style-name="P39"/>
      <text:p text:style-name="P43">#include &lt;stdio.h&gt;</text:p>
      <text:p text:style-name="P43">#include &lt;stdlib.h&gt;</text:p>
      <text:p text:style-name="P43">#include &lt;string.h&gt;</text:p>
      <text:p text:style-name="P43"/>
      <text:p text:style-name="P43">#define MAX_ROWS 26</text:p>
      <text:p text:style-name="P43">#define MAX_COLS 26</text:p>
      <text:p text:style-name="P43"/>
      <text:p text:style-name="P43">void generujTabulaRecta(char tabulaRecta[MAX_ROWS][MAX_COLS])</text:p>
      <text:p text:style-name="P43">{</text:p>
      <text:p text:style-name="P43"><text:s text:c="4"/>int pos, row, col;</text:p>
      <text:p text:style-name="P43"/>
      <text:p text:style-name="P43"><text:s text:c="4"/>for (row=0; row&lt;MAX_ROWS; row++)</text:p>
      <text:p text:style-name="P43"><text:s text:c="4"/>{</text:p>
      <text:p text:style-name="P43"><text:s text:c="8"/>pos = 0;</text:p>
      <text:p text:style-name="P43"><text:s text:c="8"/>for (col=0; col&lt;MAX_COLS; col++)</text:p>
      <text:p text:style-name="P43"><text:s text:c="8"/>{</text:p>
      <text:p text:style-name="P43"><text:s text:c="12"/>if ('A'+row+col &gt; 'Z' &amp;&amp; row &gt; 0)</text:p>
      <text:p text:style-name="P43"><text:s text:c="16"/>{</text:p>
      <text:p text:style-name="P43"><text:s text:c="20"/>tabulaRecta[row][col] = 'A'+pos;</text:p>
      <text:p text:style-name="P43"><text:s text:c="20"/>pos++;</text:p>
      <text:p text:style-name="P43"><text:s text:c="16"/>}</text:p>
      <text:p text:style-name="P43"><text:s text:c="12"/>else if <text:s/>('A' + row+col == 'Z')</text:p>
      <text:p text:style-name="P43"><text:s text:c="16"/>{</text:p>
      <text:p text:style-name="P43"><text:s text:c="20"/>tabulaRecta[row][col] = 'Z';</text:p>
      <text:p text:style-name="P43"><text:s text:c="16"/>}</text:p>
      <text:p text:style-name="P43"><text:s text:c="12"/>else</text:p>
      <text:p text:style-name="P43"><text:s text:c="16"/>{</text:p>
      <text:p text:style-name="P43"><text:s text:c="20"/>tabulaRecta[row][col] = 'A'+row+col;</text:p>
      <text:p text:style-name="P43"><text:s text:c="16"/>}</text:p>
      <text:p text:style-name="P43"><text:s text:c="8"/>}</text:p>
      <text:p text:style-name="P43"><text:s text:c="4"/>}</text:p>
      <text:p text:style-name="P43">}</text:p>
      <text:p text:style-name="P43"/>
      <text:p text:style-name="P43">void wyswietlTabulaRecta(char tabulaRecta[MAX_ROWS][MAX_COLS])</text:p>
      <text:p text:style-name="P43">{</text:p>
      <text:p text:style-name="P43"><text:s text:c="4"/>int row, col;</text:p>
      <text:p text:style-name="P43"><text:s text:c="4"/>printf("Tabula Recta:\n");</text:p>
      <text:p text:style-name="P43"><text:s text:c="4"/>for (row=0; row&lt;MAX_ROWS; row++)</text:p>
      <text:p text:style-name="P43"><text:s text:c="4"/>{</text:p>
      <text:p text:style-name="P43"><text:s text:c="8"/>for (col=0; col&lt;MAX_COLS; col++)</text:p>
      <text:p text:style-name="P43"><text:s text:c="8"/>{</text:p>
      <text:p text:style-name="P43"><text:s text:c="12"/>printf("%c", tabulaRecta[row][col]);</text:p>
      <text:p text:style-name="P43"><text:s text:c="8"/>}</text:p>
      <text:p text:style-name="P43"><text:s text:c="8"/>printf("\n");</text:p>
      <text:p text:style-name="P43"><text:s text:c="4"/>}</text:p>
      <text:p text:style-name="P43">}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><text:soft-page-break/>(silnikSzyfrujacy.h)</text:p>
      <text:p text:style-name="P47"/>
      <text:p text:style-name="P41">#include &lt;stdio.h&gt;</text:p>
      <text:p text:style-name="P41">#include &lt;stdlib.h&gt;</text:p>
      <text:p text:style-name="P41">#include &lt;string.h&gt;</text:p>
      <text:p text:style-name="P41">#include "tabulaRecta.h"</text:p>
      <text:p text:style-name="P41"/>
      <text:p text:style-name="P41">void szyfrowanie(char operacja,</text:p>
      <text:p text:style-name="P41"><text:s text:c="20"/>char nazwaPlikuWejsciowego[],</text:p>
      <text:p text:style-name="P41"><text:s text:c="20"/>char nazwaPlikuWyjsciowego[],</text:p>
      <text:p text:style-name="P41"><text:s text:c="20"/>char klucz[]);</text:p>
      <text:p text:style-name="P41"/>
      <text:p text:style-name="P41">void deszyfrowanie(char operacja,</text:p>
      <text:p text:style-name="P41"><text:s text:c="20"/>char nazwaPlikuWejsciowego[],</text:p>
      <text:p text:style-name="P41"><text:s text:c="20"/>char nazwaPlikuWyjsciowego[],</text:p>
      <text:p text:style-name="P41"><text:s text:c="20"/>char klucz[]);</text:p>
      <text:p text:style-name="P41"/>
      <text:p text:style-name="P41">void silnikSzyfrujacy(char operacja,</text:p>
      <text:p text:style-name="P41"><text:s text:c="24"/>char nazwaPlikuWejsciowego[],</text:p>
      <text:p text:style-name="P41"><text:s text:c="24"/>char nazwaPlikuWyjsciowego[],</text:p>
      <text:p text:style-name="P41"><text:s text:c="24"/>char klucz[],</text:p>
      <text:p text:style-name="P41"><text:s text:c="24"/>char kryptoanaliza);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(silnikSzyfrujacy.c)</text:p>
      <text:p text:style-name="P47"/>
      <text:p text:style-name="P49">#include &lt;stdio.h&gt;</text:p>
      <text:p text:style-name="P49">#include &lt;stdlib.h&gt;</text:p>
      <text:p text:style-name="P49">#include &lt;string.h&gt;</text:p>
      <text:p text:style-name="P49">#include &lt;ctype.h&gt;</text:p>
      <text:p text:style-name="P49">#include "tabulaRecta.h"</text:p>
      <text:p text:style-name="P49"/>
      <text:p text:style-name="P49"/>
      <text:p text:style-name="P49">// Funkcja szyfrująca</text:p>
      <text:p text:style-name="P49">int szyfrowanie(char operacja,</text:p>
      <text:p text:style-name="P49"><text:s text:c="20"/>char nazwaPlikuWejsciowego[],</text:p>
      <text:p text:style-name="P49"><text:s text:c="20"/>char nazwaPlikuWyjsciowego[],</text:p>
      <text:p text:style-name="P49"><text:s text:c="20"/>char klucz[])</text:p>
      <text:p text:style-name="P49">{</text:p>
      <text:p text:style-name="P49"><text:s text:c="4"/>char tabulaRecta[MAX_ROWS][MAX_COLS];</text:p>
      <text:p text:style-name="P49"><text:s text:c="4"/>generujTabulaRecta(tabulaRecta);</text:p>
      <text:p text:style-name="P49"><text:s text:c="4"/>int keyLenght = strlen(klucz);</text:p>
      <text:p text:style-name="P49"/>
      <text:p text:style-name="P49"><text:s text:c="4"/>// Otwarcie pliku z tekstem do zaszyfrowania</text:p>
      <text:p text:style-name="P49"><text:s text:c="8"/>FILE *plikWe = fopen(nazwaPlikuWejsciowego, "r");</text:p>
      <text:p text:style-name="P49"><text:s text:c="8"/>if (plikWe == NULL)</text:p>
      <text:p text:style-name="P49"><text:s text:c="8"/>{</text:p>
      <text:p text:style-name="P49"><text:s text:c="12"/>printf("Nie udało się otworzyć pliku z tekstem do zaszyfrowania.\n");</text:p>
      <text:p text:style-name="P49"><text:s text:c="12"/>return -1;</text:p>
      <text:p text:style-name="P49"><text:s text:c="8"/>}</text:p>
      <text:p text:style-name="P49"><text:s text:c="8"/>else</text:p>
      <text:p text:style-name="P49"><text:s text:c="8"/>{</text:p>
      <text:p text:style-name="P49"><text:s text:c="12"/>printf("Udało się otworzyć plik z tekstem do zaszyfrowania\n");</text:p>
      <text:p text:style-name="P49"><text:s text:c="8"/>}</text:p>
      <text:p text:style-name="P49"/>
      <text:p text:style-name="P49"><text:s text:c="8"/>// Obliczenie ilości znaków w pliku z tekstem do zaszyfrowania</text:p>
      <text:p text:style-name="P49"><text:s text:c="8"/>int counter = 0;</text:p>
      <text:p text:style-name="P49"><text:s text:c="8"/>while (!feof(plikWe))</text:p>
      <text:p text:style-name="P49"><text:s text:c="8"/>{</text:p>
      <text:p text:style-name="P49"><text:s text:c="12"/>fgetc(plikWe);</text:p>
      <text:p text:style-name="P49"><text:s text:c="12"/>counter++;</text:p>
      <text:p text:style-name="P49"><text:s text:c="8"/>}</text:p>
      <text:p text:style-name="P49"/>
      <text:p text:style-name="P49"><text:s text:c="8"/>// Alokacja bufora przechowującego tekst z pliku z tekstem do zaszyfrowania</text:p>
      <text:p text:style-name="P49"><text:s text:c="8"/>int *tekst = (int*)malloc(sizeof(int)*counter);</text:p>
      <text:p text:style-name="P49"><text:s text:c="8"/>if (tekst == NULL)</text:p>
      <text:p text:style-name="P49"><text:s text:c="8"/>{</text:p>
      <text:p text:style-name="P49"><text:s text:c="12"/>printf("Nie udało się zaalokować tablicy 'tekst'");</text:p>
      <text:p text:style-name="P49"><text:s text:c="12"/>return -1;</text:p>
      <text:p text:style-name="P49"><text:s text:c="8"/>}</text:p>
      <text:p text:style-name="P49"/>
      <text:p text:style-name="P49"><text:s text:c="8"/>rewind(plikWe);</text:p>
      <text:p text:style-name="P49"><text:s text:c="8"/>int i = 0;</text:p>
      <text:p text:style-name="P49"><text:s text:c="8"/>int c = 0;</text:p>
      <text:p text:style-name="P49"><text:s text:c="8"/>// Wszystkie znaki w buforze przechowującym tekst z pliku mają być zapisane DUŻYMI LITERAMI</text:p>
      <text:p text:style-name="P49"><text:s text:c="8"/>while (!feof(plikWe))</text:p>
      <text:p text:style-name="P49"><text:s text:c="8"/>{</text:p>
      <text:p text:style-name="P49"><text:s text:c="12"/>c = toupper(fgetc(plikWe));</text:p>
      <text:p text:style-name="P49"><text:s text:c="12"/>tekst[i]=c;</text:p>
      <text:p text:style-name="P49"><text:s text:c="12"/>i++;</text:p>
      <text:p text:style-name="P49"><text:s text:c="8"/>}</text:p>
      <text:p text:style-name="P49"><text:s text:c="8"/>// Zamknięcie pliku z tekstem, teraz operujemy tylko na buforze przechowującym tekst</text:p>
      <text:p text:style-name="P49"><text:s text:c="8"/>if (plikWe!=NULL)</text:p>
      <text:p text:style-name="P49"><text:s text:c="8"/>{</text:p>
      <text:p text:style-name="P49"><text:s text:c="12"/>fclose(plikWe);</text:p>
      <text:p text:style-name="P49"><text:s text:c="8"/>}</text:p>
      <text:p text:style-name="P49"/>
      <text:p text:style-name="P49"><text:s text:c="8"/>// Alokacja tablicy pomocniczej przy szyfrowaniu. Znaki z bufora są pokryte kluczem</text:p>
      <text:p text:style-name="P49"><text:s text:c="8"/>int *pokrytyKluczem = (int*)malloc(sizeof(int)*counter);</text:p>
      <text:p text:style-name="P49"><text:s text:c="8"/>if (pokrytyKluczem == NULL)</text:p>
      <text:p text:style-name="P49"><text:s text:c="8"/>{</text:p>
      <text:p text:style-name="P49"><text:s text:c="12"/>printf("Nie udało się zaalokować tablicy 'pokrytyKluczem'");</text:p>
      <text:p text:style-name="P49"><text:s text:c="12"/>free(tekst);</text:p>
      <text:p text:style-name="P49"><text:s text:c="12"/>return -1;</text:p>
      <text:p text:style-name="P49"><text:s text:c="8"/>}</text:p>
      <text:p text:style-name="P49"><text:s text:c="8"/>// Alokacja tablicy docelowej, w której znajdzie się zaszyfrowany tekst</text:p>
      <text:p text:style-name="P49"><text:s text:c="8"/>int *zakodowanyTekst = (int*)malloc(sizeof(int)*counter);</text:p>
      <text:p text:style-name="P49"><text:s text:c="8"/>if (zakodowanyTekst == NULL)</text:p>
      <text:p text:style-name="P49"><text:s text:c="8"/>{</text:p>
      <text:p text:style-name="P49"><text:s text:c="12"/>printf("Nie udało się zaalokować tablicy 'zakodowanyTekst'");</text:p>
      <text:p text:style-name="P49"><text:s text:c="12"/>free(tekst);</text:p>
      <text:p text:style-name="P49"><text:s text:c="12"/>free(pokrytyKluczem);</text:p>
      <text:p text:style-name="P49"><text:s text:c="12"/>return -1;</text:p>
      <text:p text:style-name="P49"><text:s text:c="8"/>}</text:p>
      <text:p text:style-name="P49"><text:s text:c="8"/>int charCounter = 0;</text:p>
      <text:p text:style-name="P49"/>
      <text:p text:style-name="P49"><text:s text:c="8"/>i=0;</text:p>
      <text:p text:style-name="P49"/>
      <text:p text:style-name="P49"><text:s text:c="8"/>// Wypisanie niezaszyfrowanego tekstu z bufora</text:p>
      <text:p text:style-name="P49"><text:s text:c="8"/>while (tekst[i]!='\0')</text:p>
      <text:p text:style-name="P49"><text:s text:c="8"/>{</text:p>
      <text:p text:style-name="P49"><text:s text:c="12"/>printf("%c", tekst[i]);</text:p>
      <text:p text:style-name="P49"><text:s text:c="12"/>i++;</text:p>
      <text:p text:style-name="P49"><text:soft-page-break/><text:s text:c="8"/>}</text:p>
      <text:p text:style-name="P49"><text:s text:c="8"/>printf("\n");</text:p>
      <text:p text:style-name="P49"><text:s text:c="8"/>i=0;</text:p>
      <text:p text:style-name="P49"/>
      <text:p text:style-name="P49"><text:s text:c="8"/>// Pokrycie tekstu kluczem (zapisanie tablicy pokrytyKluczem)</text:p>
      <text:p text:style-name="P49"><text:s text:c="8"/>while (tekst[i]!='\0')</text:p>
      <text:p text:style-name="P49"><text:s text:c="8"/>{</text:p>
      <text:p text:style-name="P49"><text:s text:c="12"/>if (tekst[i] == ' ' || ( tekst[i]&gt;'Z' || tekst[i]&lt;'A' ))</text:p>
      <text:p text:style-name="P49"><text:s text:c="12"/>{</text:p>
      <text:p text:style-name="P49"><text:s text:c="16"/>pokrytyKluczem[i] = ' ';</text:p>
      <text:p text:style-name="P49"><text:s text:c="12"/>}</text:p>
      <text:p text:style-name="P49"><text:s text:c="12"/>else</text:p>
      <text:p text:style-name="P49"><text:s text:c="12"/>{</text:p>
      <text:p text:style-name="P49"><text:s text:c="16"/>pokrytyKluczem[i] = klucz[charCounter%keyLenght];</text:p>
      <text:p text:style-name="P49"><text:s text:c="16"/>charCounter++;</text:p>
      <text:p text:style-name="P49"><text:s text:c="12"/>}</text:p>
      <text:p text:style-name="P49"><text:s text:c="12"/>printf("%c", pokrytyKluczem[i]);</text:p>
      <text:p text:style-name="P49"><text:s text:c="12"/>i++;</text:p>
      <text:p text:style-name="P49"><text:s text:c="8"/>}</text:p>
      <text:p text:style-name="P49"><text:s text:c="8"/>printf("\n");</text:p>
      <text:p text:style-name="P49"/>
      <text:p text:style-name="P49"/>
      <text:p text:style-name="P49"><text:s text:c="8"/>i=0;</text:p>
      <text:p text:style-name="P49"/>
      <text:p text:style-name="P49"><text:s text:c="8"/>// Zakodowanie tekstu. Pracujemy na tabluaRecta. Bierzemy literę tekstu niezakodowanego</text:p>
      <text:p text:style-name="P49"><text:s text:c="8"/>// i przypisujemy ją wierszowi tabulaRecta. Bierzemy literę z tablicy pokrytykluczem</text:p>
      <text:p text:style-name="P49"><text:s text:c="8"/>// i przypisujemy ją kolumnie. Litera na przecięku wiersza i kolumny to zaszyfrowana litera tekstu</text:p>
      <text:p text:style-name="P49"><text:s text:c="8"/>for (int i=0; i&lt;counter; i++)</text:p>
      <text:p text:style-name="P49"><text:s text:c="8"/>{</text:p>
      <text:p text:style-name="P49"><text:s text:c="12"/>if ( tekst[i]&gt;'Z' || tekst[i]&lt;'A' )</text:p>
      <text:p text:style-name="P49"><text:s text:c="12"/>{</text:p>
      <text:p text:style-name="P49"><text:s text:c="16"/>zakodowanyTekst[i] = ' ';</text:p>
      <text:p text:style-name="P49"><text:s text:c="12"/>}</text:p>
      <text:p text:style-name="P49"><text:s text:c="12"/>else</text:p>
      <text:p text:style-name="P49"><text:s text:c="12"/>{</text:p>
      <text:p text:style-name="P49"><text:s text:c="16"/>zakodowanyTekst[i] = tabulaRecta[tekst[i]-'A'][pokrytyKluczem[i]-'A'];</text:p>
      <text:p text:style-name="P49"><text:s text:c="16"/>//charCounter++;</text:p>
      <text:p text:style-name="P49"><text:s text:c="12"/>}</text:p>
      <text:p text:style-name="P49"><text:s text:c="12"/>printf("%c", zakodowanyTekst[i]);</text:p>
      <text:p text:style-name="P49"><text:s text:c="8"/>}</text:p>
      <text:p text:style-name="P49"/>
      <text:p text:style-name="P49"><text:s text:c="8"/>printf("\n");</text:p>
      <text:p text:style-name="P49"/>
      <text:p text:style-name="P49"><text:s text:c="8"/>// Otwieramy plik do zapisu zaszyfrowanego tekstu</text:p>
      <text:p text:style-name="P49"><text:s text:c="8"/>FILE *plikWy = fopen(nazwaPlikuWyjsciowego, "w");</text:p>
      <text:p text:style-name="P49"><text:s text:c="8"/>if (plikWy==NULL)</text:p>
      <text:p text:style-name="P49"><text:s text:c="8"/>{</text:p>
      <text:p text:style-name="P49"><text:s text:c="12"/>printf("Nie udało się otworzyć pliku do przechowywania zakodowanego tekstu.\n");</text:p>
      <text:p text:style-name="P49"><text:s text:c="12"/>free(tekst);</text:p>
      <text:p text:style-name="P49"><text:s text:c="12"/>free(pokrytyKluczem);</text:p>
      <text:p text:style-name="P49"><text:s text:c="12"/>free(zakodowanyTekst);</text:p>
      <text:p text:style-name="P49"><text:s text:c="12"/>return -1;</text:p>
      <text:p text:style-name="P49"><text:s text:c="8"/>}</text:p>
      <text:p text:style-name="P49"><text:s text:c="8"/>else</text:p>
      <text:p text:style-name="P49"><text:s text:c="8"/>{</text:p>
      <text:p text:style-name="P49"><text:s text:c="12"/>printf("Udało się otworzyć plik do przechowywania zakodowanego tekstu.\n");</text:p>
      <text:p text:style-name="P49"><text:s text:c="8"/>}</text:p>
      <text:p text:style-name="P49"/>
      <text:p text:style-name="P49"><text:s text:c="8"/>// Zapisujemy zaszyfrowany tekst</text:p>
      <text:p text:style-name="P49"><text:s text:c="8"/>while (zakodowanyTekst[i]!='\0')</text:p>
      <text:p text:style-name="P49"><text:s text:c="8"/>{</text:p>
      <text:p text:style-name="P49"><text:s text:c="12"/>fputc(zakodowanyTekst[i], plikWy);</text:p>
      <text:p text:style-name="P49"><text:s text:c="12"/>i++;</text:p>
      <text:p text:style-name="P49"><text:s text:c="8"/>}</text:p>
      <text:p text:style-name="P49"/>
      <text:p text:style-name="P49"><text:s text:c="8"/>// Zwalniamy tablice z tekstem, pokrytą kluczem i z zakodowanym tekstem</text:p>
      <text:p text:style-name="P49"><text:s text:c="8"/>free(tekst);</text:p>
      <text:p text:style-name="P49"><text:s text:c="8"/>free(pokrytyKluczem);</text:p>
      <text:p text:style-name="P49"><text:s text:c="8"/>free(zakodowanyTekst);</text:p>
      <text:p text:style-name="P49"/>
      <text:p text:style-name="P49"><text:s text:c="8"/>// Zamykamy plik wyjściowy</text:p>
      <text:p text:style-name="P49"><text:s text:c="8"/>fclose(plikWy);</text:p>
      <text:p text:style-name="P49"><text:s text:c="8"/>return 0;</text:p>
      <text:p text:style-name="P49">}</text:p>
      <text:p text:style-name="P49"/>
      <text:p text:style-name="P49">// Funkcja deszyfrująca</text:p>
      <text:p text:style-name="P49">int deszyfrowanie(char operacja,</text:p>
      <text:p text:style-name="P49"><text:s text:c="20"/>char nazwaPlikuWejsciowego[],</text:p>
      <text:p text:style-name="P49"><text:s text:c="20"/>char nazwaPlikuWyjsciowego[],</text:p>
      <text:p text:style-name="P49"><text:s text:c="20"/>char klucz[])</text:p>
      <text:p text:style-name="P49">{</text:p>
      <text:p text:style-name="P49"><text:s text:c="4"/>char tabulaRecta[MAX_ROWS][MAX_COLS];</text:p>
      <text:p text:style-name="P49"><text:s text:c="4"/>generujTabulaRecta(tabulaRecta);</text:p>
      <text:p text:style-name="P49"><text:s text:c="4"/>int keyLenght = strlen(klucz);</text:p>
      <text:p text:style-name="P49"/>
      <text:p text:style-name="P49"><text:s text:c="4"/>// Otwieramy plik z zaszyfrowanym tekstem</text:p>
      <text:p text:style-name="P49"><text:s text:c="4"/>FILE *plikWe = fopen(nazwaPlikuWejsciowego, "r");</text:p>
      <text:p text:style-name="P49"><text:s text:c="8"/>if (plikWe == NULL)</text:p>
      <text:p text:style-name="P49"><text:s text:c="8"/>{</text:p>
      <text:p text:style-name="P49"><text:s text:c="12"/>printf("Nie udało się otworzyć pliku z zaszyfrowanym tekstem.\n");</text:p>
      <text:p text:style-name="P49"><text:soft-page-break/><text:s text:c="12"/>return -1;</text:p>
      <text:p text:style-name="P49"><text:s text:c="8"/>}</text:p>
      <text:p text:style-name="P49"><text:s text:c="8"/>else</text:p>
      <text:p text:style-name="P49"><text:s text:c="8"/>{</text:p>
      <text:p text:style-name="P49"><text:s text:c="12"/>printf("Udało się otworzyć plik z zaszyfrowanym tekstem.\n");</text:p>
      <text:p text:style-name="P49"><text:s text:c="8"/>}</text:p>
      <text:p text:style-name="P49"/>
      <text:p text:style-name="P49"><text:s text:c="8"/>// Obliczamy ilość znaków w pliku z zaszyfrowanym tekstem</text:p>
      <text:p text:style-name="P49"><text:s text:c="8"/>int counter = 0;</text:p>
      <text:p text:style-name="P49"><text:s text:c="8"/>while (!feof(plikWe))</text:p>
      <text:p text:style-name="P49"><text:s text:c="8"/>{</text:p>
      <text:p text:style-name="P49"><text:s text:c="12"/>fgetc(plikWe);</text:p>
      <text:p text:style-name="P49"><text:s text:c="12"/>counter++;</text:p>
      <text:p text:style-name="P49"><text:s text:c="8"/>}</text:p>
      <text:p text:style-name="P49"/>
      <text:p text:style-name="P49"><text:s text:c="8"/>// Alokujemy tablicę do przechowywania zaszyfrowanego tekstu</text:p>
      <text:p text:style-name="P49"><text:s text:c="8"/>int *tekst = (int*)malloc(sizeof(int)*counter);</text:p>
      <text:p text:style-name="P49"><text:s text:c="8"/>if (tekst == NULL)</text:p>
      <text:p text:style-name="P49"><text:s text:c="8"/>{</text:p>
      <text:p text:style-name="P49"><text:s text:c="12"/>printf("Nie udało się zaalokować tablicy 'tekst'");</text:p>
      <text:p text:style-name="P49"><text:s text:c="12"/>return -1;</text:p>
      <text:p text:style-name="P49"><text:s text:c="8"/>}</text:p>
      <text:p text:style-name="P49"><text:s text:c="8"/>rewind(plikWe);</text:p>
      <text:p text:style-name="P49"><text:s text:c="8"/>int i = 0;</text:p>
      <text:p text:style-name="P49"><text:s text:c="8"/>int c = 0;</text:p>
      <text:p text:style-name="P49"/>
      <text:p text:style-name="P49"><text:s text:c="8"/>// Wszystkie znaki w zaszyfrowanego tekstu muszą być zapisane DUŻYMI LITERAMI</text:p>
      <text:p text:style-name="P49"><text:s text:c="8"/>while (!feof(plikWe))</text:p>
      <text:p text:style-name="P49"><text:s text:c="8"/>{</text:p>
      <text:p text:style-name="P49"><text:s text:c="12"/>c = toupper(fgetc(plikWe));</text:p>
      <text:p text:style-name="P49"><text:s text:c="12"/>tekst[i]=c;</text:p>
      <text:p text:style-name="P49"><text:s text:c="12"/>i++;</text:p>
      <text:p text:style-name="P49"><text:s text:c="8"/>}</text:p>
      <text:p text:style-name="P49"/>
      <text:p text:style-name="P49"><text:s text:c="8"/>// Zamykamy plik wejściowy, teraz pracujemy tylko na tablicy z zaszyfrowanym tekstem</text:p>
      <text:p text:style-name="P49"><text:s text:c="8"/>if (plikWe!=NULL)</text:p>
      <text:p text:style-name="P49"><text:s text:c="8"/>{</text:p>
      <text:p text:style-name="P49"><text:s text:c="12"/>fclose(plikWe);</text:p>
      <text:p text:style-name="P49"><text:s text:c="8"/>}</text:p>
      <text:p text:style-name="P49"/>
      <text:p text:style-name="P49"><text:s text:c="8"/>// Alokujemy tablicę pomocniczą do pokrycia zaszyfrowanego tekstu kluczem</text:p>
      <text:p text:style-name="P49"><text:s text:c="8"/>int *pokrytyKluczem = (int*)malloc(sizeof(int)*counter);</text:p>
      <text:p text:style-name="P49"><text:s text:c="8"/>if (pokrytyKluczem == NULL)</text:p>
      <text:p text:style-name="P49"><text:s text:c="8"/>{</text:p>
      <text:p text:style-name="P49"><text:s text:c="12"/>printf("Nie udało się zaalokować tablicy 'pokrytyKluczem'");</text:p>
      <text:p text:style-name="P49"><text:s text:c="12"/>free(tekst);</text:p>
      <text:p text:style-name="P49"><text:s text:c="12"/>return -1;</text:p>
      <text:p text:style-name="P49"><text:s text:c="8"/>}</text:p>
      <text:p text:style-name="P49"><text:s text:c="8"/>// Alokujemy tablicę do przechowywania odkodowanego tekstu</text:p>
      <text:p text:style-name="P49"><text:s text:c="8"/>int *odkodowanyTekst = (int*)malloc(sizeof(int)*counter);</text:p>
      <text:p text:style-name="P49"><text:s text:c="8"/>if (odkodowanyTekst == NULL)</text:p>
      <text:p text:style-name="P49"><text:s text:c="8"/>{</text:p>
      <text:p text:style-name="P49"><text:s text:c="12"/>printf("Nie udało się zaalokować tablicy 'odkodowanyTekst'");</text:p>
      <text:p text:style-name="P49"><text:s text:c="12"/>free(tekst);</text:p>
      <text:p text:style-name="P49"><text:s text:c="12"/>free(pokrytyKluczem);</text:p>
      <text:p text:style-name="P49"><text:s text:c="12"/>return -1;</text:p>
      <text:p text:style-name="P49"><text:s text:c="8"/>}</text:p>
      <text:p text:style-name="P49"><text:s text:c="8"/>int charCounter = 0;</text:p>
      <text:p text:style-name="P49"/>
      <text:p text:style-name="P49"><text:s text:c="8"/>i=0;</text:p>
      <text:p text:style-name="P49"/>
      <text:p text:style-name="P49"><text:s text:c="8"/>// Wypisujemy zaszyfrowany tekst</text:p>
      <text:p text:style-name="P49"><text:s text:c="8"/>while (tekst[i]!='\0')</text:p>
      <text:p text:style-name="P49"><text:s text:c="8"/>{</text:p>
      <text:p text:style-name="P49"><text:s text:c="12"/>printf("%c", tekst[i]);</text:p>
      <text:p text:style-name="P49"><text:s text:c="12"/>i++;</text:p>
      <text:p text:style-name="P49"><text:s text:c="8"/>}</text:p>
      <text:p text:style-name="P49"><text:s text:c="8"/>printf("\n");</text:p>
      <text:p text:style-name="P49"/>
      <text:p text:style-name="P49"><text:s text:c="8"/>i=0;</text:p>
      <text:p text:style-name="P49"/>
      <text:p text:style-name="P49"><text:s text:c="8"/>// Pokrywamy zaszyfrowany tekst kluczem</text:p>
      <text:p text:style-name="P49"><text:s text:c="8"/>while (tekst[i]!='\0')</text:p>
      <text:p text:style-name="P49"><text:s text:c="8"/>{</text:p>
      <text:p text:style-name="P49"><text:s text:c="12"/>if ( tekst[i]&gt;'Z' || tekst[i]&lt;'A' )</text:p>
      <text:p text:style-name="P49"><text:s text:c="12"/>{</text:p>
      <text:p text:style-name="P49"><text:s text:c="16"/>pokrytyKluczem[i] = ' ';</text:p>
      <text:p text:style-name="P49"><text:s text:c="12"/>}</text:p>
      <text:p text:style-name="P49"><text:s text:c="12"/>else</text:p>
      <text:p text:style-name="P49"><text:s text:c="12"/>{</text:p>
      <text:p text:style-name="P49"><text:s text:c="16"/>pokrytyKluczem[i] = klucz[charCounter%keyLenght];</text:p>
      <text:p text:style-name="P49"><text:s text:c="16"/>charCounter++;</text:p>
      <text:p text:style-name="P49"><text:s text:c="12"/>}</text:p>
      <text:p text:style-name="P49"><text:s text:c="12"/>printf("%c", pokrytyKluczem[i]);</text:p>
      <text:p text:style-name="P49"><text:s text:c="12"/>i++;</text:p>
      <text:p text:style-name="P49"><text:s text:c="8"/>}</text:p>
      <text:p text:style-name="P49"><text:s text:c="8"/>printf("\n");</text:p>
      <text:p text:style-name="P49"/>
      <text:p text:style-name="P49"><text:s text:c="8"/>i=0;</text:p>
      <text:p text:style-name="P49"/>
      <text:p text:style-name="P49"><text:soft-page-break/><text:s text:c="8"/>// Deszyfrujemy zakodowany tekst. Wykorzystujemy tablicę tabulaRecta. Bierzemy literę z tablicy pokrytyKluczem i ustawiamy</text:p>
      <text:p text:style-name="P49"><text:s text:c="8"/>// na kolumnie tabulaRecta. Następnie szukamy w tej kolumnie litery z tablicy z zaszyfrowanym tekstem. Pierwsza litera wiersza</text:p>
      <text:p text:style-name="P49"><text:s text:c="8"/>// przecięciu litery z pokrytyKluczem i litery z tekstu zaszyfrowanego to odkodowana litera.</text:p>
      <text:p text:style-name="P49"><text:s text:c="8"/>while (tekst[i]!='\0')</text:p>
      <text:p text:style-name="P49"><text:s text:c="8"/>{</text:p>
      <text:p text:style-name="P49"><text:s text:c="12"/>if (tekst[i]&gt;'Z' || tekst[i]&lt;'A')</text:p>
      <text:p text:style-name="P49"><text:s text:c="12"/>{</text:p>
      <text:p text:style-name="P49"><text:s text:c="16"/>odkodowanyTekst[i] = ' ';</text:p>
      <text:p text:style-name="P49"><text:s text:c="12"/>}</text:p>
      <text:p text:style-name="P49"><text:s text:c="12"/>else</text:p>
      <text:p text:style-name="P49"><text:s text:c="12"/>{</text:p>
      <text:p text:style-name="P49"><text:s text:c="16"/>for (char A='A'; A&lt;='Z'; A++)</text:p>
      <text:p text:style-name="P49"><text:s text:c="16"/>{</text:p>
      <text:p text:style-name="P49"><text:s text:c="20"/>if (tabulaRecta[A-'A'][pokrytyKluczem[i]-'A'] == tekst[i])</text:p>
      <text:p text:style-name="P49"><text:s text:c="20"/>{</text:p>
      <text:p text:style-name="P49"><text:s text:c="24"/>odkodowanyTekst[i]=A;</text:p>
      <text:p text:style-name="P49"><text:s text:c="24"/>break;</text:p>
      <text:p text:style-name="P49"><text:s text:c="20"/>}</text:p>
      <text:p text:style-name="P49"><text:s text:c="16"/>}</text:p>
      <text:p text:style-name="P49"><text:s text:c="12"/>}</text:p>
      <text:p text:style-name="P49"><text:s text:c="12"/>printf("%c", odkodowanyTekst[i]);</text:p>
      <text:p text:style-name="P49"><text:s text:c="12"/>i++;</text:p>
      <text:p text:style-name="P49"><text:s text:c="8"/>}</text:p>
      <text:p text:style-name="P49"><text:s text:c="8"/>printf("\n");</text:p>
      <text:p text:style-name="P49"/>
      <text:p text:style-name="P49"><text:s text:c="8"/>// Otwieramy plik do zapisu odkodowanego tekstu</text:p>
      <text:p text:style-name="P49"><text:s text:c="8"/>FILE *plikWy = fopen(nazwaPlikuWyjsciowego, "w");</text:p>
      <text:p text:style-name="P49"><text:s text:c="8"/>if (plikWy==NULL)</text:p>
      <text:p text:style-name="P49"><text:s text:c="8"/>{</text:p>
      <text:p text:style-name="P49"><text:s text:c="12"/>printf("Nie udało się otworzyć pliku do przechowywania odkodowanego tekstu.\n");</text:p>
      <text:p text:style-name="P49"><text:s text:c="12"/>free(tekst);</text:p>
      <text:p text:style-name="P49"><text:s text:c="12"/>free(pokrytyKluczem);</text:p>
      <text:p text:style-name="P49"><text:s text:c="12"/>free(odkodowanyTekst);</text:p>
      <text:p text:style-name="P49"><text:s text:c="12"/>return -1;</text:p>
      <text:p text:style-name="P49"><text:s text:c="8"/>}</text:p>
      <text:p text:style-name="P49"><text:s text:c="8"/>else</text:p>
      <text:p text:style-name="P49"><text:s text:c="8"/>{</text:p>
      <text:p text:style-name="P49"><text:s text:c="12"/>printf("Udało się otworzyć plik do przechowywania odkodowanego tekstu.\n");</text:p>
      <text:p text:style-name="P49"><text:s text:c="8"/>}</text:p>
      <text:p text:style-name="P49"/>
      <text:p text:style-name="P49"><text:s text:c="8"/>i=0;</text:p>
      <text:p text:style-name="P49"/>
      <text:p text:style-name="P49"><text:s text:c="8"/>// Zapisujemy odkodowany tekst do pliku</text:p>
      <text:p text:style-name="P49"><text:s text:c="8"/>while(odkodowanyTekst[i]!='\0')</text:p>
      <text:p text:style-name="P49"><text:s text:c="8"/>{</text:p>
      <text:p text:style-name="P49"><text:s text:c="12"/>fputc(odkodowanyTekst[i], plikWy);</text:p>
      <text:p text:style-name="P49"><text:s text:c="12"/>i++;</text:p>
      <text:p text:style-name="P49"><text:s text:c="8"/>}</text:p>
      <text:p text:style-name="P49"/>
      <text:p text:style-name="P49"><text:s text:c="8"/>// Zwalniamy tablicę z tekstem zakodowanym, pokrytą kluczem i z odkodowanym tekstem</text:p>
      <text:p text:style-name="P49"><text:s text:c="8"/>free(tekst);</text:p>
      <text:p text:style-name="P49"><text:s text:c="8"/>free(pokrytyKluczem);</text:p>
      <text:p text:style-name="P49"><text:s text:c="8"/>free(odkodowanyTekst);</text:p>
      <text:p text:style-name="P49"/>
      <text:p text:style-name="P49"><text:s text:c="8"/>// Zamykamy plik wyjściowy</text:p>
      <text:p text:style-name="P49"><text:s text:c="8"/>fclose(plikWy);</text:p>
      <text:p text:style-name="P49"><text:s text:c="8"/>return 0;</text:p>
      <text:p text:style-name="P49">}</text:p>
      <text:p text:style-name="P49"/>
      <text:p text:style-name="P49">// Funkcja silnikSzyfrujący agregująca funkcję szyfrującą i deszyfrującą.</text:p>
      <text:p text:style-name="P49">// Dodatkowo umożliwia kryptoanalizę z wykorzystaniem tabulaRecta</text:p>
      <text:p text:style-name="P49">void silnikSzyfrujacy(char operacja,</text:p>
      <text:p text:style-name="P49"><text:s text:c="24"/>char nazwaPlikuWejsciowego[],</text:p>
      <text:p text:style-name="P49"><text:s text:c="24"/>char nazwaPlikuWyjsciowego[],</text:p>
      <text:p text:style-name="P49"><text:s text:c="24"/>char klucz[],</text:p>
      <text:p text:style-name="P49"><text:s text:c="24"/>char kryptoanaliza)</text:p>
      <text:p text:style-name="P49">{</text:p>
      <text:p text:style-name="P49"><text:s text:c="4"/>printf("Uruchomiono silnik szyfrujący.\n");</text:p>
      <text:p text:style-name="P49"><text:s text:c="4"/>char tabulaRecta[MAX_ROWS][MAX_COLS];</text:p>
      <text:p text:style-name="P49"><text:s text:c="4"/>generujTabulaRecta(tabulaRecta);</text:p>
      <text:p text:style-name="P49"><text:s text:c="4"/>int keyLenght = strlen(klucz);</text:p>
      <text:p text:style-name="P49"/>
      <text:p text:style-name="P49"><text:s text:c="4"/>// Litery klucza muszą być zapisane DUŻYMI LITERAMI</text:p>
      <text:p text:style-name="P49"><text:s text:c="4"/>for (int i=0; i&lt;keyLenght; i++)</text:p>
      <text:p text:style-name="P49"><text:s text:c="4"/>{</text:p>
      <text:p text:style-name="P49"><text:s text:c="8"/>klucz[i]=toupper(klucz[i]);</text:p>
      <text:p text:style-name="P49"><text:s text:c="4"/>}</text:p>
      <text:p text:style-name="P49"/>
      <text:p text:style-name="P49"><text:s text:c="4"/>// Włączenie kryptoanalizy. Użytkownik może samodzielnie szyfrować i deszyfrować</text:p>
      <text:p text:style-name="P49"><text:s text:c="4"/>// tekst na wyświetlonej tabulaRecta</text:p>
      <text:p text:style-name="P49"><text:s text:c="4"/>if (kryptoanaliza=='1')</text:p>
      <text:p text:style-name="P49"><text:s text:c="4"/>{</text:p>
      <text:p text:style-name="P49"><text:s text:c="8"/>wyswietlTabulaRecta(tabulaRecta);</text:p>
      <text:p text:style-name="P49"><text:s text:c="4"/>}</text:p>
      <text:p text:style-name="P49"/>
      <text:p text:style-name="P49"><text:s text:c="4"/>// Włączenie operacji szyfrowania</text:p>
      <text:p text:style-name="P49"><text:s text:c="4"/>if (operacja=='e')</text:p>
      <text:p text:style-name="P49"><text:s text:c="4"/>{</text:p>
      <text:p text:style-name="P49"><text:s text:c="8"/>szyfrowanie(operacja, nazwaPlikuWejsciowego, nazwaPlikuWyjsciowego, klucz);</text:p>
      <text:p text:style-name="P49"><text:s text:c="4"/>}</text:p>
      <text:p text:style-name="P49"><text:soft-page-break/></text:p>
      <text:p text:style-name="P49"><text:s text:c="4"/>// Włączenie operacji deszyfrowania</text:p>
      <text:p text:style-name="P49"><text:s text:c="4"/>if (operacja == 'd')</text:p>
      <text:p text:style-name="P49"><text:s text:c="4"/>{</text:p>
      <text:p text:style-name="P49"><text:s text:c="8"/>deszyfrowanie(operacja, nazwaPlikuWejsciowego, nazwaPlikuWyjsciowego, klucz);</text:p>
      <text:p text:style-name="P49"><text:s text:c="4"/>}</text:p>
      <text:p text:style-name="P49">}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41:42.988371948</meta:creation-date>
    <dc:date>2018-05-12T12:55:30.369971320</dc:date>
    <meta:editing-duration>PT1H6M54S</meta:editing-duration>
    <meta:editing-cycles>51</meta:editing-cycles>
    <meta:generator>LibreOffice/5.4.6.2$Linux_x86 LibreOffice_project/40$Build-2</meta:generator>
    <meta:document-statistic meta:table-count="0" meta:image-count="0" meta:object-count="0" meta:page-count="11" meta:paragraph-count="526" meta:word-count="2359" meta:character-count="18494" meta:non-whitespace-character-count="12780"/>
  </office:meta>
</office:document-meta>
</file>